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75683333333333cm" style:use-optimal-column-width="true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ffettuataD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ra</text:p>
          </table:table-cell>
          <table:table-cell office:value-type="string" table:style-name="ce1">
            <text:p>durata</text:p>
          </table:table-cell>
          <table:table-cell office:value-type="string" table:style-name="ce1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Lorenzo</text:p>
          </table:table-cell>
          <table:table-cell office:value-type="date" office:date-value="2024-09-07T00:00:00" table:style-name="ce2">
            <text:p>07/09/2024</text:p>
          </table:table-cell>
          <table:table-cell office:value-type="string" table:style-name="ce1">
            <text:p>15.48</text:p>
          </table:table-cell>
          <table:table-cell office:value-type="string" table:style-name="ce1">
            <text:p>2'45''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ContrattoTelefonico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associataA</text:p>
          </table:table-cell>
          <table:table-cell office:value-type="string" table:style-name="ce3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1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eraAssociataA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98520419.3633909" table:style-name="ce1">
            <text:p>3998520419</text:p>
          </table:table-cell>
          <table:table-cell table:number-columns-repeated="16381" table:style-name="ce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67029444.6202741" table:style-name="ce1">
            <text:p>3967029445</text:p>
          </table:table-cell>
          <table:table-cell table:number-columns-repeated="16381" table:style-name="ce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39576671.6046386" table:style-name="ce1">
            <text:p>3939576672</text:p>
          </table:table-cell>
          <table:table-cell table:number-columns-repeated="16381" table:style-name="ce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63951301.4025445" table:style-name="ce1">
            <text:p>3963951301</text:p>
          </table:table-cell>
          <table:table-cell table:number-columns-repeated="16381" table:style-name="ce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94869148.5286212" table:style-name="ce1">
            <text:p>3994869149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81274759.5041981" table:style-name="ce1">
            <text:p>3981274760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99609862.6891403" table:style-name="ce1">
            <text:p>3999609863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35127593.4667253" table:style-name="ce1">
            <text:p>3935127593</text:p>
          </table:table-cell>
          <table:table-cell table:number-columns-repeated="16381" table:style-name="ce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69052602.5619135" table:style-name="ce1">
            <text:p>3969052603</text:p>
          </table:table-cell>
          <table:table-cell table:number-columns-repeated="16381" table:style-name="ce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58213828.4415684" table:style-name="ce1">
            <text:p>3958213828</text:p>
          </table:table-cell>
          <table:table-cell table:number-columns-repeated="16381" table:style-name="ce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55082707.2100844" table:style-name="ce1">
            <text:p>3955082707</text:p>
          </table:table-cell>
          <table:table-cell table:number-columns-repeated="16381" table:style-name="ce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5671717.6679363" table:style-name="ce1">
            <text:p>3965671718</text:p>
          </table:table-cell>
          <table:table-cell table:number-columns-repeated="16381" table:style-name="ce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93687858.6549225" table:style-name="ce1">
            <text:p>3993687859</text:p>
          </table:table-cell>
          <table:table-cell table:number-columns-repeated="16381" table:style-name="ce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69026077.5147109" table:style-name="ce1">
            <text:p>3969026078</text:p>
          </table:table-cell>
          <table:table-cell table:number-columns-repeated="16381" table:style-name="ce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45053906.283989" table:style-name="ce1">
            <text:p>3945053906</text:p>
          </table:table-cell>
          <table:table-cell table:number-columns-repeated="16381" table:style-name="ce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7160891.2003441" table:style-name="ce1">
            <text:p>3937160891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42501577.7612967" table:style-name="ce1">
            <text:p>3942501578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55328060.3333321" table:style-name="ce1">
            <text:p>3955328060</text:p>
          </table:table-cell>
          <table:table-cell table:number-columns-repeated="1638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76610897.8360047" table:style-name="ce1">
            <text:p>3976610898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58693568.3758559" table:style-name="ce1">
            <text:p>3958693568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89484133.9027181" table:style-name="ce1">
            <text:p>3989484134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91077724.0153337" table:style-name="ce1">
            <text:p>3991077724</text:p>
          </table:table-cell>
          <table:table-cell table:number-columns-repeated="1638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34996876.2125182" table:style-name="ce1">
            <text:p>3934996876</text:p>
          </table:table-cell>
          <table:table-cell table:number-columns-repeated="1638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84166691.720417" table:style-name="ce1">
            <text:p>3984166692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91140650.782217" table:style-name="ce1">
            <text:p>3991140651</text:p>
          </table:table-cell>
          <table:table-cell table:number-columns-repeated="1638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31641772.6610613" table:style-name="ce1">
            <text:p>3931641773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36295297.733995" table:style-name="ce1">
            <text:p>3936295298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88234588.4832811" table:style-name="ce1">
            <text:p>3988234588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4627307.2007036" table:style-name="ce1">
            <text:p>3984627307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40542243.7282424" table:style-name="ce1">
            <text:p>3940542244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68850524.5664501" table:style-name="ce1">
            <text:p>3968850525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48528460.8837357" table:style-name="ce1">
            <text:p>3948528461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82280594.097188" table:style-name="ce1">
            <text:p>3982280594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34992831.001545" table:style-name="ce1">
            <text:p>3934992831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83765200.0622463" table:style-name="ce1">
            <text:p>3983765200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53597641.8255663" table:style-name="ce1">
            <text:p>3953597642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6822512.6940532" table:style-name="ce1">
            <text:p>3936822513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86283011.6724896" table:style-name="ce1">
            <text:p>3986283012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81766331.4662538" table:style-name="ce1">
            <text:p>3981766331</text:p>
          </table:table-cell>
          <table:table-cell table:number-columns-repeated="1638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76500239.9054837" table:style-name="ce1">
            <text:p>3976500240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49269084.6725373" table:style-name="ce1">
            <text:p>3949269085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48098250.345294" table:style-name="ce1">
            <text:p>3948098250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38480776.0551739" table:style-name="ce1">
            <text:p>3938480776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47146604.8538566" table:style-name="ce1">
            <text:p>3947146605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92802369.8471928" table:style-name="ce1">
            <text:p>3992802370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819012.6786008" table:style-name="ce1">
            <text:p>3960819013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4158539.0412188" table:style-name="ce1">
            <text:p>3934158539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60955065.6233172" table:style-name="ce1">
            <text:p>3960955066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44634051.6174607" table:style-name="ce1">
            <text:p>3944634052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86170981.0174923" table:style-name="ce1">
            <text:p>3986170981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31262673.2739854" table:style-name="ce1">
            <text:p>3931262673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56416102.7841592" table:style-name="ce1">
            <text:p>3956416103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31088004.636178" table:style-name="ce1">
            <text:p>3931088005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73407065.6981354" table:style-name="ce1">
            <text:p>3973407066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76695345.382596" table:style-name="ce1">
            <text:p>3976695345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45313738.6137028" table:style-name="ce1">
            <text:p>3945313739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32155865.0072227" table:style-name="ce1">
            <text:p>3932155865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2405824.3438487" table:style-name="ce1">
            <text:p>3932405824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37203526.6951752" table:style-name="ce1">
            <text:p>3937203527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98421104.5739903" table:style-name="ce1">
            <text:p>3998421105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61527610.2156901" table:style-name="ce1">
            <text:p>3961527610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42215971.6687608" table:style-name="ce1">
            <text:p>3942215972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45621867.0821962" table:style-name="ce1">
            <text:p>3945621867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32273733.4932184" table:style-name="ce1">
            <text:p>3932273733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60897357.4713111" table:style-name="ce1">
            <text:p>3960897357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35814820.4545622" table:style-name="ce1">
            <text:p>3935814820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62678471.2482886" table:style-name="ce1">
            <text:p>3962678471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898582.978416" table:style-name="ce1">
            <text:p>3958898583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89394010.0932178" table:style-name="ce1">
            <text:p>3989394010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68942090.0362897" table:style-name="ce1">
            <text:p>3968942090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71344166.9023161" table:style-name="ce1">
            <text:p>3971344167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59623965.8666749" table:style-name="ce1">
            <text:p>3959623966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45602854.9707437" table:style-name="ce1">
            <text:p>3945602855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63504681.865211" table:style-name="ce1">
            <text:p>3963504682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67232577.5176096" table:style-name="ce1">
            <text:p>3967232578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0404495.6827445" table:style-name="ce1">
            <text:p>3970404496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67261642.6547341" table:style-name="ce1">
            <text:p>3967261643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59693111.8402457" table:style-name="ce1">
            <text:p>3959693112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40184441.641355" table:style-name="ce1">
            <text:p>3940184442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68290225.0413961" table:style-name="ce1">
            <text:p>3968290225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73202734.3459921" table:style-name="ce1">
            <text:p>3973202734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91426680.2228813" table:style-name="ce1">
            <text:p>3991426680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34916981.8794584" table:style-name="ce1">
            <text:p>3934916982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82725496.4786606" table:style-name="ce1">
            <text:p>3982725496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71698068.0593672" table:style-name="ce1">
            <text:p>3971698068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80994376.495708" table:style-name="ce1">
            <text:p>3980994376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45629485.0564289" table:style-name="ce1">
            <text:p>3945629485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74557923.8027635" table:style-name="ce1">
            <text:p>3974557924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40817567.9114909" table:style-name="ce1">
            <text:p>3940817568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93426453.7274175" table:style-name="ce1">
            <text:p>3993426454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47428858.5407581" table:style-name="ce1">
            <text:p>3947428859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0124236.2147808" table:style-name="ce1">
            <text:p>3960124236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97847791.0670619" table:style-name="ce1">
            <text:p>3997847791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75862140.7090435" table:style-name="ce1">
            <text:p>3975862141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83910085.2144928" table:style-name="ce1">
            <text:p>3983910085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52115098.1227722" table:style-name="ce1">
            <text:p>395211509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34236248.7045155" table:style-name="ce1">
            <text:p>3934236249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76063206.3321877" table:style-name="ce1">
            <text:p>3976063206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42018542.8835812" table:style-name="ce1">
            <text:p>3942018543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85220439.4067345" table:style-name="ce1">
            <text:p>3985220439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46562771.1396174" table:style-name="ce1">
            <text:p>3946562771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7439967.8079543" table:style-name="ce1">
            <text:p>3967439968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84397968.0936842" table:style-name="ce1">
            <text:p>3984397968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85084969.1346889" table:style-name="ce1">
            <text:p>3985084969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56425256.4940243" table:style-name="ce1">
            <text:p>3956425256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57146719.3660831" table:style-name="ce1">
            <text:p>3957146719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3825854.8549881" table:style-name="ce1">
            <text:p>3943825855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36607039.765635" table:style-name="ce1">
            <text:p>3936607040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80540406.2281981" table:style-name="ce1">
            <text:p>3980540406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56954550.2523804" table:style-name="ce1">
            <text:p>3956954550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59039405.4889312" table:style-name="ce1">
            <text:p>3959039405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96703666.5624151" table:style-name="ce1">
            <text:p>3996703667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55700177.7226186" table:style-name="ce1">
            <text:p>3955700178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93750115.1626644" table:style-name="ce1">
            <text:p>3993750115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95404925.7842665" table:style-name="ce1">
            <text:p>3995404926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53509349.9960852" table:style-name="ce1">
            <text:p>3953509350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93636079.4132862" table:style-name="ce1">
            <text:p>3993636079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76156839.9377823" table:style-name="ce1">
            <text:p>3976156840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34048500.6265774" table:style-name="ce1">
            <text:p>3934048501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48305233.4690309" table:style-name="ce1">
            <text:p>3948305233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55612149.7913132" table:style-name="ce1">
            <text:p>3955612150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77890147.5894828" table:style-name="ce1">
            <text:p>3977890148</text:p>
          </table:table-cell>
          <table:table-cell table:number-columns-repeated="1638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87609336.8048229" table:style-name="ce1">
            <text:p>3987609337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70086433.3437204" table:style-name="ce1">
            <text:p>3970086433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69302771.8321776" table:style-name="ce1">
            <text:p>3969302772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91198417.3223023" table:style-name="ce1">
            <text:p>3991198417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number-rows-repeated="1048375" table:style-name="ro1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table:number-columns-repeated="16383" table:style-name="ce1"/>
        </table:table-row>
        <table:table-row table:style-name="ro1">
          <table:table-cell office:value-type="float" office:value="496871" table:style-name="ce1">
            <text:p>496871</text:p>
          </table:table-cell>
          <table:table-cell table:number-columns-repeated="16383" table:style-name="ce1"/>
        </table:table-row>
        <table:table-row table:style-name="ro1">
          <table:table-cell office:value-type="float" office:value="503995" table:style-name="ce1">
            <text:p>503995</text:p>
          </table:table-cell>
          <table:table-cell table:number-columns-repeated="16383" table:style-name="ce1"/>
        </table:table-row>
        <table:table-row table:style-name="ro1">
          <table:table-cell office:value-type="float" office:value="908549" table:style-name="ce1">
            <text:p>908549</text:p>
          </table:table-cell>
          <table:table-cell table:number-columns-repeated="16383" table:style-name="ce1"/>
        </table:table-row>
        <table:table-row table:style-name="ro1">
          <table:table-cell office:value-type="float" office:value="205116" table:style-name="ce1">
            <text:p>205116</text:p>
          </table:table-cell>
          <table:table-cell table:number-columns-repeated="16383" table:style-name="ce1"/>
        </table:table-row>
        <table:table-row table:style-name="ro1">
          <table:table-cell office:value-type="float" office:value="64640" table:style-name="ce1">
            <text:p>64640</text:p>
          </table:table-cell>
          <table:table-cell table:number-columns-repeated="16383" table:style-name="ce1"/>
        </table:table-row>
        <table:table-row table:style-name="ro1">
          <table:table-cell office:value-type="float" office:value="132360" table:style-name="ce1">
            <text:p>132360</text:p>
          </table:table-cell>
          <table:table-cell table:number-columns-repeated="16383" table:style-name="ce1"/>
        </table:table-row>
        <table:table-row table:style-name="ro1">
          <table:table-cell office:value-type="float" office:value="620569" table:style-name="ce1">
            <text:p>620569</text:p>
          </table:table-cell>
          <table:table-cell table:number-columns-repeated="16383" table:style-name="ce1"/>
        </table:table-row>
        <table:table-row table:style-name="ro1">
          <table:table-cell office:value-type="float" office:value="275235" table:style-name="ce1">
            <text:p>275235</text:p>
          </table:table-cell>
          <table:table-cell table:number-columns-repeated="16383" table:style-name="ce1"/>
        </table:table-row>
        <table:table-row table:style-name="ro1">
          <table:table-cell office:value-type="float" office:value="716853" table:style-name="ce1">
            <text:p>716853</text:p>
          </table:table-cell>
          <table:table-cell table:number-columns-repeated="16383" table:style-name="ce1"/>
        </table:table-row>
        <table:table-row table:style-name="ro1">
          <table:table-cell office:value-type="float" office:value="379988" table:style-name="ce1">
            <text:p>379988</text:p>
          </table:table-cell>
          <table:table-cell table:number-columns-repeated="16383" table:style-name="ce1"/>
        </table:table-row>
        <table:table-row table:style-name="ro1">
          <table:table-cell office:value-type="float" office:value="469874" table:style-name="ce1">
            <text:p>469874</text:p>
          </table:table-cell>
          <table:table-cell table:number-columns-repeated="16383" table:style-name="ce1"/>
        </table:table-row>
        <table:table-row table:style-name="ro1">
          <table:table-cell office:value-type="float" office:value="724388" table:style-name="ce1">
            <text:p>724388</text:p>
          </table:table-cell>
          <table:table-cell table:number-columns-repeated="16383" table:style-name="ce1"/>
        </table:table-row>
        <table:table-row table:style-name="ro1">
          <table:table-cell office:value-type="float" office:value="596925" table:style-name="ce1">
            <text:p>596925</text:p>
          </table:table-cell>
          <table:table-cell table:number-columns-repeated="16383" table:style-name="ce1"/>
        </table:table-row>
        <table:table-row table:style-name="ro1">
          <table:table-cell office:value-type="float" office:value="211448" table:style-name="ce1">
            <text:p>211448</text:p>
          </table:table-cell>
          <table:table-cell table:number-columns-repeated="16383" table:style-name="ce1"/>
        </table:table-row>
        <table:table-row table:style-name="ro1">
          <table:table-cell office:value-type="float" office:value="862333" table:style-name="ce1">
            <text:p>862333</text:p>
          </table:table-cell>
          <table:table-cell table:number-columns-repeated="16383"/>
        </table:table-row>
        <table:table-row table:style-name="ro1">
          <table:table-cell office:value-type="float" office:value="749292" table:style-name="ce1">
            <text:p>749292</text:p>
          </table:table-cell>
          <table:table-cell table:number-columns-repeated="16383"/>
        </table:table-row>
        <table:table-row table:style-name="ro1">
          <table:table-cell office:value-type="float" office:value="330328" table:style-name="ce1">
            <text:p>330328</text:p>
          </table:table-cell>
          <table:table-cell table:number-columns-repeated="16383"/>
        </table:table-row>
        <table:table-row table:style-name="ro1">
          <table:table-cell office:value-type="float" office:value="327961" table:style-name="ce1">
            <text:p>327961</text:p>
          </table:table-cell>
          <table:table-cell table:number-columns-repeated="16383"/>
        </table:table-row>
        <table:table-row table:style-name="ro1">
          <table:table-cell office:value-type="float" office:value="911464" table:style-name="ce1">
            <text:p>911464</text:p>
          </table:table-cell>
          <table:table-cell table:number-columns-repeated="16383"/>
        </table:table-row>
        <table:table-row table:style-name="ro1">
          <table:table-cell office:value-type="float" office:value="89806" table:style-name="ce1">
            <text:p>89806</text:p>
          </table:table-cell>
          <table:table-cell table:number-columns-repeated="16383"/>
        </table:table-row>
        <table:table-row table:style-name="ro1">
          <table:table-cell office:value-type="float" office:value="407410" table:style-name="ce1">
            <text:p>407410</text:p>
          </table:table-cell>
          <table:table-cell table:number-columns-repeated="16383"/>
        </table:table-row>
        <table:table-row table:style-name="ro1">
          <table:table-cell office:value-type="float" office:value="255394" table:style-name="ce1">
            <text:p>255394</text:p>
          </table:table-cell>
          <table:table-cell table:number-columns-repeated="16383"/>
        </table:table-row>
        <table:table-row table:style-name="ro1">
          <table:table-cell office:value-type="float" office:value="567098" table:style-name="ce1">
            <text:p>567098</text:p>
          </table:table-cell>
          <table:table-cell table:number-columns-repeated="16383"/>
        </table:table-row>
        <table:table-row table:style-name="ro1">
          <table:table-cell office:value-type="float" office:value="744887" table:style-name="ce1">
            <text:p>744887</text:p>
          </table:table-cell>
          <table:table-cell table:number-columns-repeated="16383"/>
        </table:table-row>
        <table:table-row table:style-name="ro1">
          <table:table-cell office:value-type="float" office:value="887684" table:style-name="ce1">
            <text:p>887684</text:p>
          </table:table-cell>
          <table:table-cell table:number-columns-repeated="16383"/>
        </table:table-row>
        <table:table-row table:style-name="ro1">
          <table:table-cell office:value-type="float" office:value="761234" table:style-name="ce1">
            <text:p>761234</text:p>
          </table:table-cell>
          <table:table-cell table:number-columns-repeated="16383"/>
        </table:table-row>
        <table:table-row table:style-name="ro1">
          <table:table-cell office:value-type="float" office:value="45333" table:style-name="ce1">
            <text:p>45333</text:p>
          </table:table-cell>
          <table:table-cell table:number-columns-repeated="16383"/>
        </table:table-row>
        <table:table-row table:style-name="ro1">
          <table:table-cell office:value-type="float" office:value="734771" table:style-name="ce1">
            <text:p>734771</text:p>
          </table:table-cell>
          <table:table-cell table:number-columns-repeated="16383"/>
        </table:table-row>
        <table:table-row table:style-name="ro1">
          <table:table-cell office:value-type="float" office:value="182400" table:style-name="ce1">
            <text:p>182400</text:p>
          </table:table-cell>
          <table:table-cell table:number-columns-repeated="16383"/>
        </table:table-row>
        <table:table-row table:style-name="ro1">
          <table:table-cell office:value-type="float" office:value="30194" table:style-name="ce1">
            <text:p>30194</text:p>
          </table:table-cell>
          <table:table-cell table:number-columns-repeated="16383"/>
        </table:table-row>
        <table:table-row table:style-name="ro1">
          <table:table-cell office:value-type="float" office:value="304944" table:style-name="ce1">
            <text:p>304944</text:p>
          </table:table-cell>
          <table:table-cell table:number-columns-repeated="16383"/>
        </table:table-row>
        <table:table-row table:style-name="ro1">
          <table:table-cell office:value-type="float" office:value="697891" table:style-name="ce1">
            <text:p>697891</text:p>
          </table:table-cell>
          <table:table-cell table:number-columns-repeated="16383"/>
        </table:table-row>
        <table:table-row table:style-name="ro1">
          <table:table-cell office:value-type="float" office:value="29822" table:style-name="ce1">
            <text:p>29822</text:p>
          </table:table-cell>
          <table:table-cell table:number-columns-repeated="16383"/>
        </table:table-row>
        <table:table-row table:style-name="ro1">
          <table:table-cell office:value-type="float" office:value="326273" table:style-name="ce1">
            <text:p>326273</text:p>
          </table:table-cell>
          <table:table-cell table:number-columns-repeated="16383"/>
        </table:table-row>
        <table:table-row table:style-name="ro1">
          <table:table-cell office:value-type="float" office:value="127464" table:style-name="ce1">
            <text:p>127464</text:p>
          </table:table-cell>
          <table:table-cell table:number-columns-repeated="16383"/>
        </table:table-row>
        <table:table-row table:style-name="ro1">
          <table:table-cell office:value-type="float" office:value="594880" table:style-name="ce1">
            <text:p>594880</text:p>
          </table:table-cell>
          <table:table-cell table:number-columns-repeated="16383"/>
        </table:table-row>
        <table:table-row table:style-name="ro1">
          <table:table-cell office:value-type="float" office:value="610523" table:style-name="ce1">
            <text:p>610523</text:p>
          </table:table-cell>
          <table:table-cell table:number-columns-repeated="16383"/>
        </table:table-row>
        <table:table-row table:style-name="ro1">
          <table:table-cell office:value-type="float" office:value="502351" table:style-name="ce1">
            <text:p>502351</text:p>
          </table:table-cell>
          <table:table-cell table:number-columns-repeated="16383"/>
        </table:table-row>
        <table:table-row table:style-name="ro1">
          <table:table-cell office:value-type="float" office:value="362090" table:style-name="ce1">
            <text:p>362090</text:p>
          </table:table-cell>
          <table:table-cell table:number-columns-repeated="16383"/>
        </table:table-row>
        <table:table-row table:style-name="ro1">
          <table:table-cell office:value-type="float" office:value="872681" table:style-name="ce1">
            <text:p>872681</text:p>
          </table:table-cell>
          <table:table-cell table:number-columns-repeated="16383"/>
        </table:table-row>
        <table:table-row table:style-name="ro1">
          <table:table-cell office:value-type="float" office:value="659520" table:style-name="ce1">
            <text:p>659520</text:p>
          </table:table-cell>
          <table:table-cell table:number-columns-repeated="16383"/>
        </table:table-row>
        <table:table-row table:style-name="ro1">
          <table:table-cell office:value-type="float" office:value="249272" table:style-name="ce1">
            <text:p>249272</text:p>
          </table:table-cell>
          <table:table-cell table:number-columns-repeated="16383"/>
        </table:table-row>
        <table:table-row table:style-name="ro1">
          <table:table-cell office:value-type="float" office:value="580387" table:style-name="ce1">
            <text:p>580387</text:p>
          </table:table-cell>
          <table:table-cell table:number-columns-repeated="16383"/>
        </table:table-row>
        <table:table-row table:style-name="ro1">
          <table:table-cell office:value-type="float" office:value="18961" table:style-name="ce1">
            <text:p>18961</text:p>
          </table:table-cell>
          <table:table-cell table:number-columns-repeated="16383"/>
        </table:table-row>
        <table:table-row table:style-name="ro1">
          <table:table-cell office:value-type="float" office:value="155110" table:style-name="ce1">
            <text:p>155110</text:p>
          </table:table-cell>
          <table:table-cell table:number-columns-repeated="16383"/>
        </table:table-row>
        <table:table-row table:style-name="ro1">
          <table:table-cell office:value-type="float" office:value="778391" table:style-name="ce1">
            <text:p>778391</text:p>
          </table:table-cell>
          <table:table-cell table:number-columns-repeated="16383"/>
        </table:table-row>
        <table:table-row table:style-name="ro1">
          <table:table-cell office:value-type="float" office:value="165094" table:style-name="ce1">
            <text:p>165094</text:p>
          </table:table-cell>
          <table:table-cell table:number-columns-repeated="16383"/>
        </table:table-row>
        <table:table-row table:style-name="ro1">
          <table:table-cell office:value-type="float" office:value="693116" table:style-name="ce1">
            <text:p>693116</text:p>
          </table:table-cell>
          <table:table-cell table:number-columns-repeated="16383"/>
        </table:table-row>
        <table:table-row table:style-name="ro1">
          <table:table-cell office:value-type="float" office:value="241656" table:style-name="ce1">
            <text:p>241656</text:p>
          </table:table-cell>
          <table:table-cell table:number-columns-repeated="16383"/>
        </table:table-row>
        <table:table-row table:style-name="ro1">
          <table:table-cell office:value-type="float" office:value="776735" table:style-name="ce1">
            <text:p>776735</text:p>
          </table:table-cell>
          <table:table-cell table:number-columns-repeated="16383"/>
        </table:table-row>
        <table:table-row table:style-name="ro1">
          <table:table-cell office:value-type="float" office:value="722100" table:style-name="ce1">
            <text:p>722100</text:p>
          </table:table-cell>
          <table:table-cell table:number-columns-repeated="16383"/>
        </table:table-row>
        <table:table-row table:style-name="ro1">
          <table:table-cell office:value-type="float" office:value="657419" table:style-name="ce1">
            <text:p>657419</text:p>
          </table:table-cell>
          <table:table-cell table:number-columns-repeated="16383"/>
        </table:table-row>
        <table:table-row table:style-name="ro1">
          <table:table-cell office:value-type="float" office:value="574246" table:style-name="ce1">
            <text:p>574246</text:p>
          </table:table-cell>
          <table:table-cell table:number-columns-repeated="16383"/>
        </table:table-row>
        <table:table-row table:style-name="ro1">
          <table:table-cell office:value-type="float" office:value="819859" table:style-name="ce1">
            <text:p>819859</text:p>
          </table:table-cell>
          <table:table-cell table:number-columns-repeated="16383"/>
        </table:table-row>
        <table:table-row table:style-name="ro1">
          <table:table-cell office:value-type="float" office:value="384072" table:style-name="ce1">
            <text:p>384072</text:p>
          </table:table-cell>
          <table:table-cell table:number-columns-repeated="16383"/>
        </table:table-row>
        <table:table-row table:style-name="ro1">
          <table:table-cell office:value-type="float" office:value="938097" table:style-name="ce1">
            <text:p>938097</text:p>
          </table:table-cell>
          <table:table-cell table:number-columns-repeated="16383"/>
        </table:table-row>
        <table:table-row table:style-name="ro1">
          <table:table-cell office:value-type="float" office:value="54563" table:style-name="ce1">
            <text:p>54563</text:p>
          </table:table-cell>
          <table:table-cell table:number-columns-repeated="16383"/>
        </table:table-row>
        <table:table-row table:style-name="ro1">
          <table:table-cell office:value-type="float" office:value="581234" table:style-name="ce1">
            <text:p>581234</text:p>
          </table:table-cell>
          <table:table-cell table:number-columns-repeated="16383"/>
        </table:table-row>
        <table:table-row table:style-name="ro1">
          <table:table-cell office:value-type="float" office:value="266830" table:style-name="ce1">
            <text:p>266830</text:p>
          </table:table-cell>
          <table:table-cell table:number-columns-repeated="16383"/>
        </table:table-row>
        <table:table-row table:style-name="ro1">
          <table:table-cell office:value-type="float" office:value="46046" table:style-name="ce1">
            <text:p>46046</text:p>
          </table:table-cell>
          <table:table-cell table:number-columns-repeated="16383"/>
        </table:table-row>
        <table:table-row table:style-name="ro1">
          <table:table-cell office:value-type="float" office:value="729412" table:style-name="ce1">
            <text:p>729412</text:p>
          </table:table-cell>
          <table:table-cell table:number-columns-repeated="16383"/>
        </table:table-row>
        <table:table-row table:style-name="ro1">
          <table:table-cell office:value-type="float" office:value="219363" table:style-name="ce1">
            <text:p>219363</text:p>
          </table:table-cell>
          <table:table-cell table:number-columns-repeated="16383"/>
        </table:table-row>
        <table:table-row table:style-name="ro1">
          <table:table-cell office:value-type="float" office:value="217267" table:style-name="ce1">
            <text:p>217267</text:p>
          </table:table-cell>
          <table:table-cell table:number-columns-repeated="16383"/>
        </table:table-row>
        <table:table-row table:style-name="ro1">
          <table:table-cell office:value-type="float" office:value="299691" table:style-name="ce1">
            <text:p>299691</text:p>
          </table:table-cell>
          <table:table-cell table:number-columns-repeated="16383"/>
        </table:table-row>
        <table:table-row table:style-name="ro1">
          <table:table-cell office:value-type="float" office:value="357117" table:style-name="ce1">
            <text:p>357117</text:p>
          </table:table-cell>
          <table:table-cell table:number-columns-repeated="16383"/>
        </table:table-row>
        <table:table-row table:style-name="ro1">
          <table:table-cell office:value-type="float" office:value="354954" table:style-name="ce1">
            <text:p>354954</text:p>
          </table:table-cell>
          <table:table-cell table:number-columns-repeated="16383"/>
        </table:table-row>
        <table:table-row table:style-name="ro1">
          <table:table-cell office:value-type="float" office:value="544436" table:style-name="ce1">
            <text:p>544436</text:p>
          </table:table-cell>
          <table:table-cell table:number-columns-repeated="16383"/>
        </table:table-row>
        <table:table-row table:style-name="ro1">
          <table:table-cell office:value-type="float" office:value="247688" table:style-name="ce1">
            <text:p>247688</text:p>
          </table:table-cell>
          <table:table-cell table:number-columns-repeated="16383"/>
        </table:table-row>
        <table:table-row table:style-name="ro1">
          <table:table-cell office:value-type="float" office:value="334669" table:style-name="ce1">
            <text:p>334669</text:p>
          </table:table-cell>
          <table:table-cell table:number-columns-repeated="16383"/>
        </table:table-row>
        <table:table-row table:style-name="ro1">
          <table:table-cell office:value-type="float" office:value="993468" table:style-name="ce1">
            <text:p>993468</text:p>
          </table:table-cell>
          <table:table-cell table:number-columns-repeated="16383"/>
        </table:table-row>
        <table:table-row table:style-name="ro1">
          <table:table-cell office:value-type="float" office:value="268868" table:style-name="ce1">
            <text:p>268868</text:p>
          </table:table-cell>
          <table:table-cell table:number-columns-repeated="16383"/>
        </table:table-row>
        <table:table-row table:style-name="ro1">
          <table:table-cell office:value-type="float" office:value="445795" table:style-name="ce1">
            <text:p>445795</text:p>
          </table:table-cell>
          <table:table-cell table:number-columns-repeated="16383"/>
        </table:table-row>
        <table:table-row table:style-name="ro1">
          <table:table-cell office:value-type="float" office:value="343660" table:style-name="ce1">
            <text:p>343660</text:p>
          </table:table-cell>
          <table:table-cell table:number-columns-repeated="16383"/>
        </table:table-row>
        <table:table-row table:style-name="ro1">
          <table:table-cell office:value-type="float" office:value="743347" table:style-name="ce1">
            <text:p>743347</text:p>
          </table:table-cell>
          <table:table-cell table:number-columns-repeated="16383"/>
        </table:table-row>
        <table:table-row table:style-name="ro1">
          <table:table-cell office:value-type="float" office:value="909026" table:style-name="ce1">
            <text:p>909026</text:p>
          </table:table-cell>
          <table:table-cell table:number-columns-repeated="16383"/>
        </table:table-row>
        <table:table-row table:style-name="ro1">
          <table:table-cell office:value-type="float" office:value="129954" table:style-name="ce1">
            <text:p>129954</text:p>
          </table:table-cell>
          <table:table-cell table:number-columns-repeated="16383"/>
        </table:table-row>
        <table:table-row table:style-name="ro1">
          <table:table-cell office:value-type="float" office:value="487449" table:style-name="ce1">
            <text:p>487449</text:p>
          </table:table-cell>
          <table:table-cell table:number-columns-repeated="16383"/>
        </table:table-row>
        <table:table-row table:style-name="ro1">
          <table:table-cell office:value-type="float" office:value="45665" table:style-name="ce1">
            <text:p>45665</text:p>
          </table:table-cell>
          <table:table-cell table:number-columns-repeated="16383"/>
        </table:table-row>
        <table:table-row table:style-name="ro1">
          <table:table-cell office:value-type="float" office:value="981740" table:style-name="ce1">
            <text:p>981740</text:p>
          </table:table-cell>
          <table:table-cell table:number-columns-repeated="16383"/>
        </table:table-row>
        <table:table-row table:style-name="ro1">
          <table:table-cell office:value-type="float" office:value="773167" table:style-name="ce1">
            <text:p>773167</text:p>
          </table:table-cell>
          <table:table-cell table:number-columns-repeated="16383"/>
        </table:table-row>
        <table:table-row table:style-name="ro1">
          <table:table-cell office:value-type="float" office:value="658013" table:style-name="ce1">
            <text:p>658013</text:p>
          </table:table-cell>
          <table:table-cell table:number-columns-repeated="16383"/>
        </table:table-row>
        <table:table-row table:style-name="ro1">
          <table:table-cell office:value-type="float" office:value="656229" table:style-name="ce1">
            <text:p>656229</text:p>
          </table:table-cell>
          <table:table-cell table:number-columns-repeated="16383"/>
        </table:table-row>
        <table:table-row table:style-name="ro1">
          <table:table-cell office:value-type="float" office:value="992950" table:style-name="ce1">
            <text:p>992950</text:p>
          </table:table-cell>
          <table:table-cell table:number-columns-repeated="16383"/>
        </table:table-row>
        <table:table-row table:style-name="ro1">
          <table:table-cell office:value-type="float" office:value="185563" table:style-name="ce1">
            <text:p>185563</text:p>
          </table:table-cell>
          <table:table-cell table:number-columns-repeated="16383"/>
        </table:table-row>
        <table:table-row table:style-name="ro1">
          <table:table-cell office:value-type="float" office:value="735163" table:style-name="ce1">
            <text:p>735163</text:p>
          </table:table-cell>
          <table:table-cell table:number-columns-repeated="16383"/>
        </table:table-row>
        <table:table-row table:style-name="ro1">
          <table:table-cell office:value-type="float" office:value="198898" table:style-name="ce1">
            <text:p>198898</text:p>
          </table:table-cell>
          <table:table-cell table:number-columns-repeated="16383"/>
        </table:table-row>
        <table:table-row table:style-name="ro1">
          <table:table-cell office:value-type="float" office:value="570733" table:style-name="ce1">
            <text:p>570733</text:p>
          </table:table-cell>
          <table:table-cell table:number-columns-repeated="16383"/>
        </table:table-row>
        <table:table-row table:style-name="ro1">
          <table:table-cell office:value-type="float" office:value="103520" table:style-name="ce1">
            <text:p>103520</text:p>
          </table:table-cell>
          <table:table-cell table:number-columns-repeated="16383"/>
        </table:table-row>
        <table:table-row table:style-name="ro1">
          <table:table-cell office:value-type="float" office:value="81525" table:style-name="ce1">
            <text:p>81525</text:p>
          </table:table-cell>
          <table:table-cell table:number-columns-repeated="16383"/>
        </table:table-row>
        <table:table-row table:style-name="ro1">
          <table:table-cell office:value-type="float" office:value="968048" table:style-name="ce1">
            <text:p>968048</text:p>
          </table:table-cell>
          <table:table-cell table:number-columns-repeated="16383"/>
        </table:table-row>
        <table:table-row table:style-name="ro1">
          <table:table-cell office:value-type="float" office:value="944494" table:style-name="ce1">
            <text:p>944494</text:p>
          </table:table-cell>
          <table:table-cell table:number-columns-repeated="16383"/>
        </table:table-row>
        <table:table-row table:style-name="ro1">
          <table:table-cell office:value-type="float" office:value="966156" table:style-name="ce1">
            <text:p>966156</text:p>
          </table:table-cell>
          <table:table-cell table:number-columns-repeated="16383"/>
        </table:table-row>
        <table:table-row table:style-name="ro1">
          <table:table-cell office:value-type="float" office:value="155129" table:style-name="ce1">
            <text:p>155129</text:p>
          </table:table-cell>
          <table:table-cell table:number-columns-repeated="16383"/>
        </table:table-row>
        <table:table-row table:style-name="ro1">
          <table:table-cell office:value-type="float" office:value="566060" table:style-name="ce1">
            <text:p>566060</text:p>
          </table:table-cell>
          <table:table-cell table:number-columns-repeated="16383"/>
        </table:table-row>
        <table:table-row table:style-name="ro1">
          <table:table-cell office:value-type="float" office:value="317143" table:style-name="ce1">
            <text:p>317143</text:p>
          </table:table-cell>
          <table:table-cell table:number-columns-repeated="16383"/>
        </table:table-row>
        <table:table-row table:style-name="ro1">
          <table:table-cell office:value-type="float" office:value="115533" table:style-name="ce1">
            <text:p>115533</text:p>
          </table:table-cell>
          <table:table-cell table:number-columns-repeated="16383"/>
        </table:table-row>
        <table:table-row table:style-name="ro1">
          <table:table-cell office:value-type="float" office:value="821330" table:style-name="ce1">
            <text:p>821330</text:p>
          </table:table-cell>
          <table:table-cell table:number-columns-repeated="16383"/>
        </table:table-row>
        <table:table-row table:style-name="ro1">
          <table:table-cell office:value-type="float" office:value="33394" table:style-name="ce1">
            <text:p>33394</text:p>
          </table:table-cell>
          <table:table-cell table:number-columns-repeated="16383"/>
        </table:table-row>
        <table:table-row table:style-name="ro1">
          <table:table-cell office:value-type="float" office:value="822796" table:style-name="ce1">
            <text:p>822796</text:p>
          </table:table-cell>
          <table:table-cell table:number-columns-repeated="16383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LUCA POLONI</meta:initial-creator>
    <dc:creator>LUCA POLONI</dc:creator>
    <meta:creation-date>2024-04-30T06:45:30Z</meta:creation-date>
    <dc:date>2024-04-30T08:20:46Z</dc:date>
    <meta:editing-duration>PT0S</meta:editing-duration>
  </office:meta>
</office:document-meta>
</file>